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e Solar Winds</text:p>
      <text:p text:style-name="Preformatted_20_Text"/>
      <text:p text:style-name="Preformatted_20_Text">Prologue: Edward</text:p>
      <text:p text:style-name="Preformatted_20_Text">"You know this isn't going to work out well" Ardos whisper came from behind, Edward knew the likelihood of his plan working was slim to none but he had to try, "I'm open to any better plan that won't get us killed" he replied in a low constricted voice. The thin hiss of air came from the door as it slid open, Edward pulling his upper body from the maintenance panel in the wall and turned to the door.</text:p>
      <text:p text:style-name="Preformatted_20_Text"/>
      <text:p text:style-name="Preformatted_20_Text">His hand sliding down to his lower back, his palm softly resting on the but of his Vector 9mm gauss pistols the bright light flooded through the doorway blinding them for a second, as their eyes adjusted to the light their prize came into view. There in the middle of the room stood the medical transport chamber used to transfer high-risk patients, Edward slowly walking up to the view window a face came into view. A young red haired woman with light freckles dotting her cheeks, a single thin scar on her left cheek.</text:p>
      <text:p text:style-name="Preformatted_20_Text"/>
      <text:p text:style-name="Preformatted_20_Text">"Let's get her to the transport" Edward muttered not taking his eyes of the young woman. Ardo disappearing through the doorway without a sound, Edward looking at his wrist watch. The countdown hitting the twelve-minute mark, as the countdown timer hit the eleventh minute Ardo returned with the trolley. As the medical vat was lowered onto the simple hover trolley the clasps on the bottom locking into place. Walking behind the Medi Vat secured to the hover trolley they made their way to the loading bay the countdown timer standing on nine minutes. Turning the last corner a shout to stop from behind made cold shivers run up Edwards spine, looking back two security guards were making their way toward them at a brisk pace.</text:p>
      <text:p text:style-name="Preformatted_20_Text"/>
      <text:p text:style-name="Preformatted_20_Text">"We don't have anyone on the schedule to be moved today," the slender security guard said in a flat tone while shifting his weight from side to side tapping at his tablet. "Scan the vat" the other guard said while pulling his anti-riot gun and taking a step back from them, "Let's see those hands guys" he continued in a seeming calm voice. Edward heard the whisper of fear behind his command, the years of training for ops like this weeded out those with the same fear as this guy was showing. Edward and Ardo complied slowly lifting their hands away and upward from their sides, both men sharing a glance of understanding that the whole plan may just have become one giant shit storm. Edward started mentally calculating the distances from himself to the closest guard and setting the appropriate release of his military adrenal implants.</text:p>
      <text:p text:style-name="Preformatted_20_Text"/>
      <text:p text:style-name="Preformatted_20_Text">The other guard approached the Medi Vat, taped out the vat ID code and established a remote connection to it. Unbeknownst to the guard he had just given the virus access to the private network the base was running, as the data was loaded from the network the virus was already hard at work changing the outputted data. At the same time, the virus was creating several back doors into the system all the while stealing data as it went through the system. A flash of irritation went over the guard's face as his tablet seem to slow down from network lag, "Alright, S. Williams, Female, transport date set for today." the guard said. A scowl coming over the guards face, "This is why I hate the lab guys, they just update the transport schedule without feeling the need to let anyone know. Alright, Jef their good to go".</text:p>
      <text:p text:style-name="Preformatted_20_Text"/>
      <text:p text:style-name="Preformatted_20_Text">The guard holstered his stun gun and while looking at the other guard motioned for them to leave, as they turned a low beeping sound started to emanate from Edwards watch. The countdown timer had reached zero, the hacker they had hired a few weeks ago could only keep the face recognition software busy until the systems forced a reboot. As the system rebooted it ran through all the faces in the base one by one, as it loaded Edward and Ardos faces and compared it to the faces in the local database no match could be found. A simple intruder alert message was sent from the server to the security guards closest to the threat to be dealt with. As the <text:soft-page-break/>message arrived on the guard's tablets red lights and an intruder alert alarm triggering.</text:p>
      <text:p text:style-name="Preformatted_20_Text"/>
      <text:p text:style-name="Preformatted_20_Text">The calmness drifted over Edward as he released the artificial Adrenalin, cold calculation taking over as time slowed to a crawl. The guards face rising up from the tablet, recognition and the fear flashing over his face. The muscles in Edwards legs growing to the size of a body builder and burning twice as much oxygen as a hundred meter sprinter would in one run. In an instant Edward cleared the distance between him and the guards, his arms already grasping the one guard's arm in a breaking hold. As the sound of the first guard's arm snapping was still being processed by the other guard's brain Edward had moved behind him, a flat palm striking behind the head causing him to pass out promising a concussion and massive headache when he woke up.</text:p>
      <text:p text:style-name="Preformatted_20_Text"/>
      <text:p text:style-name="Preformatted_20_Text">The one guard lying on the floor passed out and the other in a massive amount of pain grasping his arm. "Let's go before this crap wears off, I don't have the drugs with me to take the edge off the crash," Edward said as he could feel his body already heating up. The implany=ts were the only thing the military couldn't take away from him after his dismissal from the Core. He had to stop taking the gland suppressors weeks before when he started planning this rescue mission. Without the 'crash' meds he knew there would be some nerve damage left and if he kept using it without the meds he knew he would end up a vegetable or dead but he had to take this his only chance.</text:p>
      <text:p text:style-name="Preformatted_20_Text"/>
      <text:p text:style-name="Preformatted_20_Text">Edward got into position behind the Med-Vat transport and started pushing, Ardo pulling from the front making their way to the hanger bay door as quickly as they could. Entering the hanger bay door were welcomed back by the sight of their small transport 'skipper' made for only short trips between planetside to orbiting ships, as the Med-Vat came to a stand still inside the small cargo hold the first squad of troops started to flood through the cargo bay doors. A loud booming voice came over the intercom demanding their immediate surrender and the repercussions if they don't comply.</text:p>
      <text:p text:style-name="Preformatted_20_Text"/>
      <text:p text:style-name="Preformatted_20_Text">The first wave of nausea came crashing down on Edward at the same time the 'skipper' hummed to life, "Ok I'm taking Bessy out for a walk" Ardos's voice rose softly from the console speaker. "That was supposed to be the last stand option Ardo's, get your ass back in the crash couch were leaving after the 15-second warm-up". "I've got nowhere to go back to, at least I can distract them long enough for you and your daughter to get" a wet gurgling cough wrenched itself from Ardo's "to get back home". "Was it a ghost?", "Ya the bastard sneaked up on me but he regretted it for about a second, become an old man with your daughter".</text:p>
      <text:p text:style-name="Preformatted_20_Text"/>
      <text:p text:style-name="Preformatted_20_Text">The last system checks completed as Edward bit back the last bit of nausea, another muffled explosion and a red light coming to life on his dash let Edward know there was a haul breach in the hanger and the air was escaping at a rapid rate. Edwards fingers tapped away at the keyboard setting the landing spot away from any large cities, his thumb brushed the launch key as another muffled explosion echo was carried through the metal frame of the skipper, the vibration reverberating through him even as he strapped himself in.</text:p>
      <text:p text:style-name="Preformatted_20_Text"/>
      <text:p text:style-name="Preformatted_20_Text">As the quick launch pushed Edward back into his seat he recognized the shallow thud of flesh hitting steel behind him. He struggled to remove himself from the seat as the skipper re-entered the atmosphere, the skipper auto pilot making quick adjustments to keep itself on course throwing him and his uninvited guest about. Edward flung himself around and leered at the ghost getting to his feet, pulling a knife from his back sheath. Another sudden jolt from the skipper put Edward on his ass again, the crash from the adrenal rush was getting worse.</text:p>
      <text:p text:style-name="Preformatted_20_Text"/>
      <text:p text:style-name="Preformatted_20_Text">The ghost lunged at Edward, knife aiming for his chest or neck it was hard to tell <text:soft-page-break/>with the double visions plaguing him now. Rolling to his side to avoid the knife Edward gave a kick to his back hoping he would hit something. He got lucky as his foot connected with a thud sending them away from each other. Edward rolled to his knees trying his best to shake the double vision.</text:p>
      <text:p text:style-name="Preformatted_20_Text"/>
      <text:p text:style-name="Preformatted_20_Text">Chapter 1: Emie</text:p>
      <text:p text:style-name="Preformatted_20_Text">It was a violent dream, the smell of blood and iron hanging crisp and thick in the air. There where two men facing off while the world around them burnt to ash, the smoke becoming more evident with each passing moment. They didn't notice, all there was before them now was the enemy, the one standing between them and a life continued.</text:p>
      <text:p text:style-name="Preformatted_20_Text"/>
      <text:p text:style-name="Preformatted_20_Text">In an instant the two men blinked past each other, an instant of silence as she held her breath for the outcome. One fell to the floor his blood staining all that was around him and the other clasping his side blood now decorating his clothes in bright patterns of flickering red running down his side.</text:p>
      <text:p text:style-name="Preformatted_20_Text"/>
      <text:p text:style-name="Preformatted_20_Text">The man did not win back his life but she could feel he had accomplished the one task he was so set on, a task he was willing to give his life for, he stammered towards her his features becoming clearer. "I love you sweetheart, sorry I won't be able to hold your hand one last time. His hand resting atop her head, she only then realized the man was her father. In that instant he was pulled from her, a force unknown dragging him into the burning world outside.</text:p>
      <text:p text:style-name="Preformatted_20_Text"/>
      <text:p text:style-name="Preformatted_20_Text">A creeping cold filled her from the inside as the realisation dawned on her, the cold numbed all her thoughts until the only important one remained. As she reached out to her father clasps of iron held back her hand, with a single thought the bounding metal disintegrated in front of her will.</text:p>
      <text:p text:style-name="Preformatted_20_Text"/>
      <text:p text:style-name="Preformatted_20_Text">Reaching her father she could feel love and the words "Thank you, you need to wake up now honey" a soft smile drifting over his lips, melting the cold intent that took over. It all fadded to black - wake up with croy unit door blown of and logded into ship roof-</text:p>
      <text:p text:style-name="Preformatted_20_Text"/>
      <text:p text:style-name="Preformatted_20_Text"/>
      <text:p text:style-name="Preformatted_20_Text">The smell of medical steriliser was the first thing to assault her senses as she took her first breaths, the almost stinging sensation of the cleanser running through her nose, the strong smell at least helping her to ride out of the fogy deep quicker if nothing else. Slowly her self awareness dragged itself out of the darkness bearing the bad news of the thick slime clinging to her body, as her face contorts in disgust she forces her eyes to open.</text:p>
      <text:p text:style-name="Preformatted_20_Text">The blur of red and blue flashes slowly coming into focus, warning lights flickering from red to blue above her, the muffled sound of a low warning alarm making itself known now. Sitting upright her hands clear the sanitised gel from her ears allowing more subtle noises to now penetrate her mind.</text:p>
      <text:p text:style-name="Preformatted_20_Text">As the far away sounds of animal grunting, things being knocked around and glass breaking echoed to her a deep panic tries to take control of her mind. Working hard to stifle the urge to just bolt out of the medical vat holding her and toward the first door she sees, she wills all her concentration into her breathing. A flash of memory grabbing at her "Take control of one small thing and the rest will follow after" she remembers with a thin smile forming on her face, Sensei was always full of good advice, she was just too headstrong to always admit it but this was now an invaluable skill she admitted to herself grudg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4" meta:word-count="2046" meta:character-count="11232" meta:non-whitespace-character-count="9210"/>
    <meta:generator>LibreOffice/6.2.7.1$Linux_X86_64 LibreOffice_project/20$Build-1</meta:generator>
  </office:meta>
</office:document-meta>
</file>